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341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071cm" fo:padding-right="0.141cm"/>
    </style:style>
    <style:style style:name="gr6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071cm" fo:padding-right="0cm"/>
    </style:style>
    <style:style style:name="gr7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071cm" fo:padding-right="0cm"/>
    </style:style>
    <style:style style:name="gr8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5cm" fo:min-width="2.54cm" fo:padding-top="0cm" fo:padding-bottom="0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none" draw:fill="none" fo:min-height="0.557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margin-left="0cm" fo:margin-right="0cm" fo:margin-top="0cm" fo:margin-bottom="0cm" fo:line-height="120%" fo:text-align="justify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justify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background-color="transparen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1" fo:font-size="14.1999998092651pt" fo:font-style="italic" style:font-name-asian="Arial1" style:font-size-asian="14.1999998092651pt" style:font-style-asian="italic" style:font-name-complex="Arial1" style:font-size-complex="14.1999998092651pt" style:font-style-complex="italic"/>
    </style:style>
    <style:style style:name="T2" style:family="text">
      <style:text-properties fo:color="#000000" style:font-name="Arial1" fo:font-size="19.8999996185303pt" fo:font-style="italic" style:font-name-asian="Arial1" style:font-size-asian="19.8999996185303pt" style:font-style-asian="italic" style:font-name-complex="Arial1" style:font-size-complex="19.8999996185303pt" style:font-style-complex="italic"/>
    </style:style>
    <style:style style:name="T3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5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6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7" style:family="text">
      <style:text-properties fo:color="#000000" style:font-name="Arial1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 style:font-style-complex="italic"/>
    </style:style>
    <style:style style:name="T8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1" fo:font-size="12pt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1" fo:font-size="12pt" fo:font-style="italic" fo:background-color="transparent" style:font-name-asian="Arial1" style:font-size-asian="12pt" style:font-style-asian="italic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едомость документов" draw:style-name="dp1" draw:master-page-name="PM0">
        <draw:line draw:style-name="gr1" draw:text-style-name="P1" draw:layer="layout" svg:x1="2cm" svg:y1="29.2cm" svg:x2="2cm" svg:y2="0.5cm">
          <text:p/>
        </draw:line>
        <draw:line draw:style-name="gr1" draw:text-style-name="P1" draw:layer="layout" svg:x1="2cm" svg:y1="29.2cm" svg:x2="20.5cm" svg:y2="29.2cm">
          <text:p/>
        </draw:line>
        <draw:line draw:style-name="gr1" draw:text-style-name="P1" draw:layer="layout" svg:x1="2cm" svg:y1="0.5cm" svg:x2="20.5cm" svg:y2="0.5cm">
          <text:p/>
        </draw:line>
        <draw:line draw:style-name="gr1" draw:text-style-name="P1" draw:layer="layout" svg:x1="20.5cm" svg:y1="0.5cm" svg:x2="20.5cm" svg:y2="29.2cm">
          <text:p/>
        </draw:line>
        <draw:polyline draw:style-name="gr1" draw:text-style-name="P1" draw:layer="layout" svg:width="5cm" svg:height="1.5cm" svg:x="15.5cm" svg:y="27.7cm" svg:viewBox="0 0 5001 1501" draw:points="5001,0 0,0 0,1501">
          <text:p/>
        </draw:polyline>
        <draw:line draw:style-name="gr1" draw:text-style-name="P1" draw:layer="layout" svg:x1="15.5cm" svg:y1="27.699cm" svg:x2="15.5cm" svg:y2="27.2cm">
          <text:p/>
        </draw:line>
        <draw:line draw:style-name="gr1" draw:text-style-name="P1" draw:layer="layout" svg:x1="15.5cm" svg:y1="27.2cm" svg:x2="20.5cm" svg:y2="27.2cm">
          <text:p/>
        </draw:line>
        <draw:line draw:style-name="gr1" draw:text-style-name="P1" draw:layer="layout" svg:x1="15.5cm" svg:y1="27.199cm" svg:x2="15.5cm" svg:y2="26.7cm">
          <text:p/>
        </draw:line>
        <draw:line draw:style-name="gr1" draw:text-style-name="P1" draw:layer="layout" svg:x1="15.5cm" svg:y1="26.7cm" svg:x2="20.5cm" svg:y2="26.7cm">
          <text:p/>
        </draw:line>
        <draw:line draw:style-name="gr1" draw:text-style-name="P1" draw:layer="layout" svg:x1="18.5cm" svg:y1="26.7cm" svg:x2="18.5cm" svg:y2="27.699cm">
          <text:p/>
        </draw:line>
        <draw:polyline draw:style-name="gr1" draw:text-style-name="P1" draw:layer="layout" svg:width="0cm" svg:height="0.998cm" svg:x="17cm" svg:y="26.7cm" svg:viewBox="0 0 0 999" draw:points="0,0 0,499 0,999">
          <text:p/>
        </draw:polyline>
        <draw:polyline draw:style-name="gr1" draw:text-style-name="P1" draw:layer="layout" svg:width="7cm" svg:height="2.5cm" svg:x="8.5cm" svg:y="26.7cm" svg:viewBox="0 0 7001 2501" draw:points="7001,0 0,0 0,2501">
          <text:p/>
        </draw:polyline>
        <draw:line draw:style-name="gr1" draw:text-style-name="P1" draw:layer="layout" svg:x1="8.5cm" svg:y1="26.7cm" svg:x2="2cm" svg:y2="26.7cm">
          <text:p/>
        </draw:line>
        <draw:line draw:style-name="gr1" draw:text-style-name="P1" draw:layer="layout" svg:x1="20.5cm" svg:y1="25.2cm" svg:x2="2cm" svg:y2="25.2cm">
          <text:p/>
        </draw:line>
        <draw:line draw:style-name="gr1" draw:text-style-name="P1" draw:layer="layout" svg:x1="8.5cm" svg:y1="26.699cm" svg:x2="8.5cm" svg:y2="25.2cm">
          <text:p/>
        </draw:line>
        <draw:line draw:style-name="gr1" draw:text-style-name="P1" draw:layer="layout" svg:x1="2.7cm" svg:y1="25.2cm" svg:x2="2.7cm" svg:y2="26.699cm">
          <text:p/>
        </draw:line>
        <draw:line draw:style-name="gr1" draw:text-style-name="P1" draw:layer="layout" svg:x1="3.7cm" svg:y1="25.2cm" svg:x2="3.7cm" svg:y2="29.199cm">
          <text:p/>
        </draw:line>
        <draw:line draw:style-name="gr1" draw:text-style-name="P1" draw:layer="layout" svg:x1="6cm" svg:y1="25.2cm" svg:x2="6cm" svg:y2="29.2cm">
          <text:p/>
        </draw:line>
        <draw:line draw:style-name="gr1" draw:text-style-name="P1" draw:layer="layout" svg:x1="7.5cm" svg:y1="25.2cm" svg:x2="7.5cm" svg:y2="29.2cm">
          <text:p/>
        </draw:line>
        <draw:line draw:style-name="gr1" draw:text-style-name="P1" draw:layer="layout" svg:x1="2cm" svg:y1="26.2cm" svg:x2="8.5cm" svg:y2="26.2cm">
          <text:p/>
        </draw:line>
        <draw:line draw:style-name="gr2" draw:text-style-name="P1" draw:layer="layout" svg:x1="16cm" svg:y1="27.2cm" svg:x2="16cm" svg:y2="27.699cm">
          <text:p/>
        </draw:line>
        <draw:line draw:style-name="gr2" draw:text-style-name="P1" draw:layer="layout" svg:x1="16.5cm" svg:y1="27.2cm" svg:x2="16.5cm" svg:y2="27.699cm">
          <text:p/>
        </draw:line>
        <draw:line draw:style-name="gr2" draw:text-style-name="P1" draw:layer="layout" svg:x1="2cm" svg:y1="25.7cm" svg:x2="8.5cm" svg:y2="25.7cm">
          <text:p/>
        </draw:line>
        <draw:line draw:style-name="gr2" draw:text-style-name="P1" draw:layer="layout" svg:x1="2cm" svg:y1="27.2cm" svg:x2="8.5cm" svg:y2="27.2cm">
          <text:p/>
        </draw:line>
        <draw:line draw:style-name="gr2" draw:text-style-name="P1" draw:layer="layout" svg:x1="8.5cm" svg:y1="27.7cm" svg:x2="2cm" svg:y2="27.7cm">
          <text:p/>
        </draw:line>
        <draw:line draw:style-name="gr2" draw:text-style-name="P1" draw:layer="layout" svg:x1="2cm" svg:y1="28.2cm" svg:x2="8.5cm" svg:y2="28.2cm">
          <text:p/>
        </draw:line>
        <draw:line draw:style-name="gr2" draw:text-style-name="P1" draw:layer="layout" svg:x1="8.5cm" svg:y1="28.7cm" svg:x2="2cm" svg:y2="28.7cm">
          <text:p/>
        </draw:line>
        <draw:line draw:style-name="gr1" draw:text-style-name="P1" draw:layer="layout" svg:x1="2cm" svg:y1="2cm" svg:x2="20.5cm" svg:y2="2cm">
          <text:p/>
        </draw:line>
        <draw:line draw:style-name="gr1" draw:text-style-name="P1" draw:layer="layout" svg:x1="8cm" svg:y1="0.5cm" svg:x2="8cm" svg:y2="25.184cm">
          <text:p/>
        </draw:line>
        <draw:line draw:style-name="gr1" draw:text-style-name="P1" draw:layer="layout" svg:x1="17.5cm" svg:y1="0.5cm" svg:x2="17.5cm" svg:y2="25.199cm">
          <text:p/>
        </draw:line>
        <draw:line draw:style-name="gr2" draw:text-style-name="P1" draw:layer="layout" svg:x1="2cm" svg:y1="2.8cm" svg:x2="20.5cm" svg:y2="2.8cm">
          <text:p/>
        </draw:line>
        <draw:line draw:style-name="gr2" draw:text-style-name="P1" draw:layer="layout" svg:x1="20.5cm" svg:y1="3.6cm" svg:x2="2cm" svg:y2="3.6cm">
          <text:p/>
        </draw:line>
        <draw:line draw:style-name="gr2" draw:text-style-name="P1" draw:layer="layout" svg:x1="2cm" svg:y1="4.4cm" svg:x2="20.5cm" svg:y2="4.4cm">
          <text:p/>
        </draw:line>
        <draw:line draw:style-name="gr2" draw:text-style-name="P1" draw:layer="layout" svg:x1="20.5cm" svg:y1="5.2cm" svg:x2="2cm" svg:y2="5.2cm">
          <text:p/>
        </draw:line>
        <draw:line draw:style-name="gr2" draw:text-style-name="P1" draw:layer="layout" svg:x1="2cm" svg:y1="6cm" svg:x2="20.5cm" svg:y2="6cm">
          <text:p/>
        </draw:line>
        <draw:line draw:style-name="gr2" draw:text-style-name="P1" draw:layer="layout" svg:x1="20.5cm" svg:y1="6.8cm" svg:x2="2cm" svg:y2="6.8cm">
          <text:p/>
        </draw:line>
        <draw:line draw:style-name="gr2" draw:text-style-name="P1" draw:layer="layout" svg:x1="2cm" svg:y1="7.6cm" svg:x2="20.5cm" svg:y2="7.6cm">
          <text:p/>
        </draw:line>
        <draw:line draw:style-name="gr2" draw:text-style-name="P1" draw:layer="layout" svg:x1="20.5cm" svg:y1="8.4cm" svg:x2="2cm" svg:y2="8.4cm">
          <text:p/>
        </draw:line>
        <draw:line draw:style-name="gr2" draw:text-style-name="P1" draw:layer="layout" svg:x1="2cm" svg:y1="9.2cm" svg:x2="20.5cm" svg:y2="9.2cm">
          <text:p/>
        </draw:line>
        <draw:line draw:style-name="gr2" draw:text-style-name="P1" draw:layer="layout" svg:x1="20.5cm" svg:y1="10cm" svg:x2="2cm" svg:y2="10cm">
          <text:p/>
        </draw:line>
        <draw:line draw:style-name="gr2" draw:text-style-name="P1" draw:layer="layout" svg:x1="2cm" svg:y1="10.8cm" svg:x2="20.5cm" svg:y2="10.8cm">
          <text:p/>
        </draw:line>
        <draw:line draw:style-name="gr2" draw:text-style-name="P1" draw:layer="layout" svg:x1="20.5cm" svg:y1="11.6cm" svg:x2="2cm" svg:y2="11.6cm">
          <text:p/>
        </draw:line>
        <draw:line draw:style-name="gr2" draw:text-style-name="P1" draw:layer="layout" svg:x1="2cm" svg:y1="12.4cm" svg:x2="20.5cm" svg:y2="12.4cm">
          <text:p/>
        </draw:line>
        <draw:line draw:style-name="gr2" draw:text-style-name="P1" draw:layer="layout" svg:x1="20.5cm" svg:y1="13.2cm" svg:x2="2cm" svg:y2="13.2cm">
          <text:p/>
        </draw:line>
        <draw:line draw:style-name="gr2" draw:text-style-name="P1" draw:layer="layout" svg:x1="2cm" svg:y1="14cm" svg:x2="20.5cm" svg:y2="14cm">
          <text:p/>
        </draw:line>
        <draw:line draw:style-name="gr2" draw:text-style-name="P1" draw:layer="layout" svg:x1="20.5cm" svg:y1="14.8cm" svg:x2="2cm" svg:y2="14.8cm">
          <text:p/>
        </draw:line>
        <draw:line draw:style-name="gr2" draw:text-style-name="P1" draw:layer="layout" svg:x1="2cm" svg:y1="15.6cm" svg:x2="20.5cm" svg:y2="15.6cm">
          <text:p/>
        </draw:line>
        <draw:line draw:style-name="gr2" draw:text-style-name="P1" draw:layer="layout" svg:x1="20.5cm" svg:y1="16.4cm" svg:x2="2cm" svg:y2="16.4cm">
          <text:p/>
        </draw:line>
        <draw:line draw:style-name="gr2" draw:text-style-name="P1" draw:layer="layout" svg:x1="2cm" svg:y1="17.2cm" svg:x2="20.5cm" svg:y2="17.2cm">
          <text:p/>
        </draw:line>
        <draw:line draw:style-name="gr2" draw:text-style-name="P1" draw:layer="layout" svg:x1="20.5cm" svg:y1="18cm" svg:x2="2cm" svg:y2="18cm">
          <text:p/>
        </draw:line>
        <draw:line draw:style-name="gr2" draw:text-style-name="P1" draw:layer="layout" svg:x1="2cm" svg:y1="18.8cm" svg:x2="20.5cm" svg:y2="18.8cm">
          <text:p/>
        </draw:line>
        <draw:line draw:style-name="gr2" draw:text-style-name="P1" draw:layer="layout" svg:x1="20.5cm" svg:y1="19.6cm" svg:x2="2cm" svg:y2="19.6cm">
          <text:p/>
        </draw:line>
        <draw:line draw:style-name="gr2" draw:text-style-name="P1" draw:layer="layout" svg:x1="2cm" svg:y1="20.4cm" svg:x2="20.5cm" svg:y2="20.4cm">
          <text:p/>
        </draw:line>
        <draw:line draw:style-name="gr2" draw:text-style-name="P1" draw:layer="layout" svg:x1="20.5cm" svg:y1="21.2cm" svg:x2="2cm" svg:y2="21.2cm">
          <text:p/>
        </draw:line>
        <draw:line draw:style-name="gr2" draw:text-style-name="P1" draw:layer="layout" svg:x1="2cm" svg:y1="22cm" svg:x2="20.5cm" svg:y2="22cm">
          <text:p/>
        </draw:line>
        <draw:line draw:style-name="gr2" draw:text-style-name="P1" draw:layer="layout" svg:x1="20.5cm" svg:y1="22.8cm" svg:x2="2cm" svg:y2="22.8cm">
          <text:p/>
        </draw:line>
        <draw:line draw:style-name="gr2" draw:text-style-name="P1" draw:layer="layout" svg:x1="2cm" svg:y1="23.6cm" svg:x2="20.5cm" svg:y2="23.6cm">
          <text:p/>
        </draw:line>
        <draw:line draw:style-name="gr2" draw:text-style-name="P1" draw:layer="layout" svg:x1="20.5cm" svg:y1="24.4cm" svg:x2="2cm" svg:y2="24.4cm">
          <text:p/>
        </draw:line>
        <draw:frame draw:style-name="gr3" draw:text-style-name="P1" draw:layer="layout" svg:width="6cm" svg:height="1.5cm" svg:x="2cm" svg:y="0.5cm">
          <draw:text-box>
            <text:p text:style-name="P2"><text:span text:style-name="T1">Обозначение</text:span></text:p>
          </draw:text-box>
        </draw:frame>
        <draw:frame draw:style-name="gr3" draw:text-style-name="P1" draw:layer="layout" svg:width="9.5cm" svg:height="1.5cm" svg:x="8cm" svg:y="0.5cm">
          <draw:text-box>
            <text:p text:style-name="P2"><text:span text:style-name="T1">Наименование</text:span></text:p>
          </draw:text-box>
        </draw:frame>
        <draw:frame draw:style-name="gr4" draw:text-style-name="P3" draw:layer="layout" svg:width="3.2cm" svg:height="1.623cm" svg:x="17.4cm" svg:y="0.439cm">
          <draw:text-box>
            <text:p text:style-name="P2"><text:span text:style-name="T1">Примечание</text:span></text:p>
          </draw:text-box>
        </draw:frame>
        <draw:frame draw:style-name="gr3" draw:text-style-name="P1" draw:layer="layout" svg:width="12cm" svg:height="1.5cm" svg:x="8.5cm" svg:y="25.2cm">
          <draw:text-box>
            <text:p text:style-name="P2"><text:span text:style-name="T2">БГУИР КП 1-40 02 01 01 027 Д1</text:span></text:p>
          </draw:text-box>
        </draw:frame>
        <draw:frame draw:style-name="gr5" draw:text-style-name="P1" draw:layer="layout" svg:width="1.7cm" svg:height="0.755cm" svg:x="2cm" svg:y="26.573cm">
          <draw:text-box>
            <text:p text:style-name="P4"><text:span text:style-name="T3">Разраб.</text:span></text:p>
          </draw:text-box>
        </draw:frame>
        <draw:frame draw:style-name="gr5" draw:text-style-name="P1" draw:layer="layout" svg:width="1.7cm" svg:height="0.755cm" svg:x="2cm" svg:y="27.073cm">
          <draw:text-box>
            <text:p text:style-name="P4"><text:span text:style-name="T3">Пров.</text:span></text:p>
          </draw:text-box>
        </draw:frame>
        <draw:frame draw:style-name="gr6" draw:text-style-name="P1" draw:layer="layout" svg:width="1.7cm" svg:height="0.755cm" svg:x="2cm" svg:y="27.573cm">
          <draw:text-box>
            <text:p text:style-name="P4"><text:span text:style-name="T3">Т. Контр.</text:span></text:p>
          </draw:text-box>
        </draw:frame>
        <draw:frame draw:style-name="gr6" draw:text-style-name="P1" draw:layer="layout" svg:width="1.7cm" svg:height="0.755cm" svg:x="2cm" svg:y="28.073cm">
          <draw:text-box>
            <text:p text:style-name="P4"><text:span text:style-name="T3">Н. контр.</text:span></text:p>
          </draw:text-box>
        </draw:frame>
        <draw:frame draw:style-name="gr5" draw:text-style-name="P1" draw:layer="layout" svg:width="1.7cm" svg:height="0.755cm" svg:x="2cm" svg:y="28.573cm">
          <draw:text-box>
            <text:p text:style-name="P4"><text:span text:style-name="T3">Утв.</text:span></text:p>
          </draw:text-box>
        </draw:frame>
        <draw:frame draw:style-name="gr5" draw:text-style-name="P1" draw:layer="layout" svg:width="2.2cm" svg:height="0.755cm" svg:x="3.75cm" svg:y="26.598cm">
          <draw:text-box>
            <text:p text:style-name="P4"><text:span text:style-name="T3">Тарасюк</text:span></text:p>
          </draw:text-box>
        </draw:frame>
        <draw:frame draw:style-name="gr5" draw:text-style-name="P1" draw:layer="layout" svg:width="2.2cm" svg:height="0.755cm" svg:x="3.75cm" svg:y="27.073cm">
          <draw:text-box>
            <text:p text:style-name="P4"><text:span text:style-name="T3">Ковшик</text:span></text:p>
          </draw:text-box>
        </draw:frame>
        <draw:frame draw:style-name="gr7" draw:text-style-name="P1" draw:layer="layout" svg:width="0.7cm" svg:height="0.664cm" svg:x="2cm" svg:y="26.126cm">
          <draw:text-box>
            <text:p text:style-name="P4"><text:span text:style-name="T4">Изм</text:span></text:p>
          </draw:text-box>
        </draw:frame>
        <draw:frame draw:style-name="gr7" draw:text-style-name="P1" draw:layer="layout" svg:width="1cm" svg:height="0.664cm" svg:x="2.7cm" svg:y="26.126cm">
          <draw:text-box>
            <text:p text:style-name="P4"><text:span text:style-name="T4">Лист</text:span></text:p>
          </draw:text-box>
        </draw:frame>
        <draw:frame draw:style-name="gr7" draw:text-style-name="P1" draw:layer="layout" svg:width="2.3cm" svg:height="0.664cm" svg:x="3.7cm" svg:y="26.126cm">
          <draw:text-box>
            <text:p text:style-name="P4"><text:span text:style-name="T4">№ </text:span><text:span text:style-name="T4">докум.</text:span></text:p>
          </draw:text-box>
        </draw:frame>
        <draw:frame draw:style-name="gr7" draw:text-style-name="P1" draw:layer="layout" svg:width="1.5cm" svg:height="0.664cm" svg:x="6cm" svg:y="26.123cm">
          <draw:text-box>
            <text:p text:style-name="P4"><text:span text:style-name="T4">Подп.</text:span></text:p>
          </draw:text-box>
        </draw:frame>
        <draw:frame draw:style-name="gr7" draw:text-style-name="P1" draw:layer="layout" svg:width="1cm" svg:height="0.664cm" svg:x="7.5cm" svg:y="26.123cm">
          <draw:text-box>
            <text:p text:style-name="P4"><text:span text:style-name="T4">Дата</text:span></text:p>
          </draw:text-box>
        </draw:frame>
        <draw:frame draw:style-name="gr8" draw:text-style-name="P1" draw:layer="layout" svg:width="1.5cm" svg:height="0.664cm" svg:x="15.5cm" svg:y="26.618cm">
          <draw:text-box>
            <text:p text:style-name="P2"><text:span text:style-name="T5">Лит.</text:span></text:p>
          </draw:text-box>
        </draw:frame>
        <draw:frame draw:style-name="gr8" draw:text-style-name="P1" draw:layer="layout" svg:width="1.5cm" svg:height="0.664cm" svg:x="17cm" svg:y="26.618cm">
          <draw:text-box>
            <text:p text:style-name="P2"><text:span text:style-name="T4">Лист</text:span></text:p>
          </draw:text-box>
        </draw:frame>
        <draw:frame draw:style-name="gr8" draw:text-style-name="P1" draw:layer="layout" svg:width="2cm" svg:height="0.664cm" svg:x="18.5cm" svg:y="26.618cm">
          <draw:text-box>
            <text:p text:style-name="P2"><text:span text:style-name="T4">Листов</text:span></text:p>
          </draw:text-box>
        </draw:frame>
        <draw:frame draw:style-name="gr9" draw:text-style-name="P1" draw:layer="layout" svg:width="0.5cm" svg:height="0.755cm" svg:x="16cm" svg:y="27.073cm">
          <draw:text-box>
            <text:p text:style-name="P2"><text:span text:style-name="T3">У</text:span></text:p>
          </draw:text-box>
        </draw:frame>
        <draw:frame draw:style-name="gr9" draw:text-style-name="P1" draw:layer="layout" svg:width="2cm" svg:height="0.755cm" svg:x="18.5cm" svg:y="27.073cm">
          <draw:text-box>
            <text:p text:style-name="P2"><text:span text:style-name="T3">1</text:span></text:p>
          </draw:text-box>
        </draw:frame>
        <draw:g>
          <draw:polygon draw:style-name="gr2" draw:text-style-name="P1" draw:layer="layout" svg:width="5cm" svg:height="1.5cm" svg:x="15.5cm" svg:y="27.7cm" svg:viewBox="0 0 5001 1501" draw:points="0,1501 5001,1501 5001,0 0,0">
            <text:p/>
          </draw:polygon>
          <draw:frame draw:style-name="gr3" draw:text-style-name="P1" draw:layer="layout" svg:width="5cm" svg:height="1.5cm" svg:x="15.5cm" svg:y="27.7cm">
            <draw:text-box>
              <text:p text:style-name="P2"><text:span text:style-name="T1">ЭВМ, гр. 750502</text:span></text:p>
            </draw:text-box>
          </draw:frame>
        </draw:g>
        <draw:frame draw:style-name="gr10" draw:text-style-name="P5" draw:layer="layout" svg:width="7cm" svg:height="2.5cm" svg:x="8.5cm" svg:y="26.7cm">
          <draw:text-box>
            <text:p text:style-name="P2"><text:span text:style-name="T6">Локальная компьютерная сеть.</text:span></text:p>
            <text:p text:style-name="P2"><text:span text:style-name="T6">Ведомость документов</text:span></text:p>
          </draw:text-box>
        </draw:frame>
        <draw:frame draw:style-name="gr11" draw:text-style-name="P1" draw:layer="layout" svg:width="9.5cm" svg:height="0.851cm" svg:x="8cm" svg:y="2cm">
          <draw:text-box>
            <text:p text:style-name="P2"><text:span text:style-name="T7">Графические документы</text:span></text:p>
          </draw:text-box>
        </draw:frame>
        <draw:frame draw:style-name="gr11" draw:text-style-name="P1" draw:layer="layout" svg:width="6cm" svg:height="0.851cm" svg:x="2cm" svg:y="3.575cm">
          <draw:text-box>
            <text:p text:style-name="P2"><text:span text:style-name="T8">ГУИР 400201.027 С1</text:span></text:p>
          </draw:text-box>
        </draw:frame>
        <draw:frame draw:style-name="gr11" draw:text-style-name="P1" draw:layer="layout" svg:width="9.55cm" svg:height="0.851cm" svg:x="8cm" svg:y="4.375cm">
          <draw:text-box>
            <text:p text:style-name="P4"><text:span text:style-name="T8">структурная</text:span></text:p>
          </draw:text-box>
        </draw:frame>
        <draw:polygon draw:style-name="gr12" draw:text-style-name="P1" draw:layer="layout" svg:width="0cm" svg:height="0cm" svg:x="5.1cm" svg:y="8.5cm" svg:viewBox="0 0 0 0" draw:points="0,0">
          <text:p/>
        </draw:polygon>
        <draw:frame draw:style-name="gr11" draw:text-style-name="P1" draw:layer="layout" svg:width="2.98cm" svg:height="0.851cm" svg:x="17.52cm" svg:y="3.575cm">
          <draw:text-box>
            <text:p text:style-name="P2"><text:span text:style-name="T8">A4</text:span></text:p>
          </draw:text-box>
        </draw:frame>
        <draw:frame draw:style-name="gr11" draw:text-style-name="P1" draw:layer="layout" svg:width="9.5cm" svg:height="0.851cm" svg:x="8cm" svg:y="12.4cm">
          <draw:text-box>
            <text:p text:style-name="P2"><text:span text:style-name="T7">Текстовые документы</text:span></text:p>
          </draw:text-box>
        </draw:frame>
        <draw:frame draw:style-name="gr11" draw:text-style-name="P1" draw:layer="layout" svg:width="6.25cm" svg:height="0.851cm" svg:x="1.9cm" svg:y="13.849cm">
          <draw:text-box>
            <text:p text:style-name="P2"><text:span text:style-name="T9">БГУИР КР 1-40020101.</text:span><text:span text:style-name="T8">027 ПЗ</text:span></text:p>
          </draw:text-box>
        </draw:frame>
        <draw:frame draw:style-name="gr11" draw:text-style-name="P7" draw:layer="layout" svg:width="9.5cm" svg:height="0.851cm" svg:x="8.1cm" svg:y="13.884cm">
          <draw:text-box>
            <text:p text:style-name="P6"><text:span text:style-name="T8">Локальная компьютерная сеть. </text:span></text:p>
          </draw:text-box>
        </draw:frame>
        <draw:frame draw:style-name="gr11" draw:text-style-name="P8" draw:layer="layout" svg:width="3cm" svg:height="0.851cm" svg:x="17.4cm" svg:y="14cm">
          <draw:text-box>
            <text:p text:style-name="P2"><text:span text:style-name="T10">33 с.</text:span></text:p>
          </draw:text-box>
        </draw:frame>
        <draw:frame draw:style-name="gr11" draw:text-style-name="P1" draw:layer="layout" svg:width="6cm" svg:height="0.851cm" svg:x="2cm" svg:y="5.949cm">
          <draw:text-box>
            <text:p text:style-name="P2"><text:span text:style-name="T9">ГУИР 400201.</text:span><text:span text:style-name="T8">027 С2</text:span></text:p>
          </draw:text-box>
        </draw:frame>
        <draw:frame draw:style-name="gr11" draw:text-style-name="P1" draw:layer="layout" svg:width="2.98cm" svg:height="0.851cm" svg:x="17.5cm" svg:y="8.4cm">
          <draw:text-box>
            <text:p text:style-name="P2"><text:span text:style-name="T8">A3</text:span></text:p>
          </draw:text-box>
        </draw:frame>
        <draw:frame draw:style-name="gr11" draw:text-style-name="P1" draw:layer="layout" svg:width="6cm" svg:height="0.851cm" svg:x="2cm" svg:y="8.4cm">
          <draw:text-box>
            <text:p text:style-name="P2"><text:span text:style-name="T9">ГУИР 400201.</text:span><text:span text:style-name="T8">027 С7</text:span></text:p>
          </draw:text-box>
        </draw:frame>
        <draw:frame draw:style-name="gr11" draw:text-style-name="P1" draw:layer="layout" svg:width="3cm" svg:height="0.851cm" svg:x="17.5cm" svg:y="5.949cm">
          <draw:text-box>
            <text:p text:style-name="P2"><text:span text:style-name="T8">А3</text:span></text:p>
          </draw:text-box>
        </draw:frame>
        <draw:frame draw:style-name="gr11" draw:text-style-name="P1" draw:layer="layout" svg:width="9.55cm" svg:height="0.851cm" svg:x="8cm" svg:y="3.575cm">
          <draw:text-box>
            <text:p text:style-name="P4"><text:span text:style-name="T8">Локальная компьютерная сеть. Схема СКС </text:span></text:p>
          </draw:text-box>
        </draw:frame>
        <draw:frame draw:style-name="gr11" draw:text-style-name="P1" draw:layer="layout" svg:width="9.55cm" svg:height="0.851cm" svg:x="8cm" svg:y="6cm">
          <draw:text-box>
            <text:p text:style-name="P4"><text:span text:style-name="T8">Локальная компьютерная сеть. Схема СКС</text:span></text:p>
          </draw:text-box>
        </draw:frame>
        <draw:frame draw:style-name="gr11" draw:text-style-name="P1" draw:layer="layout" svg:width="9.55cm" svg:height="0.851cm" svg:x="8cm" svg:y="6.749cm">
          <draw:text-box>
            <text:p text:style-name="P4"><text:span text:style-name="T8">функциональная</text:span></text:p>
          </draw:text-box>
        </draw:frame>
        <draw:frame draw:style-name="gr11" draw:text-style-name="P1" draw:layer="layout" svg:width="9.55cm" svg:height="0.851cm" svg:x="8cm" svg:y="8.4cm">
          <draw:text-box>
            <text:p text:style-name="P4"><text:span text:style-name="T8">Локальная компьютерная сеть. План Этажа</text:span></text:p>
          </draw:text-box>
        </draw:frame>
        <draw:frame draw:style-name="gr11" draw:text-style-name="P7" draw:layer="layout" svg:width="9.5cm" svg:height="0.851cm" svg:x="8.1cm" svg:y="14.685cm">
          <draw:text-box>
            <text:p text:style-name="P6"><text:span text:style-name="T8">Пояснительная записка</text:span></text:p>
          </draw:text-box>
        </draw:frame>
        <draw:frame draw:style-name="gr13" draw:text-style-name="P9" draw:layer="layout" svg:width="10.297cm" svg:height="0.807cm" svg:x="7.703cm" svg:y="10.138cm">
          <draw:text-box>
            <text:p><text:span text:style-name="T8">Перечень оборудования, изделий и материалов</text:span></text:p>
          </draw:text-box>
        </draw:frame>
        <draw:frame draw:style-name="gr11" draw:text-style-name="P1" draw:layer="layout" svg:width="6cm" svg:height="0.851cm" svg:x="2cm" svg:y="10.001cm">
          <draw:text-box>
            <text:p text:style-name="P2"><text:span text:style-name="T9">ГУИР 400201.</text:span><text:span text:style-name="T8">027 ПС7</text:span></text:p>
          </draw:text-box>
        </draw:frame>
        <draw:frame draw:style-name="gr11" draw:text-style-name="P1" draw:layer="layout" svg:width="2.98cm" svg:height="0.851cm" svg:x="17.52cm" svg:y="9.976cm">
          <draw:text-box>
            <text:p text:style-name="P2"><text:span text:style-name="T8">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3:58:14.985000000</dc:date>
    <dc:description/>
    <dc:language>ru-RU</dc:language>
    <dc:subject/>
    <dc:title/>
    <meta:creation-date>2019-12-06T01:01:52Z</meta:creation-date>
    <meta:initial-creator>Вячеслав Мухин</meta:initial-creator>
    <meta:keyword/>
    <meta:generator>LibreOffice/6.2.2.2$Windows_X86_64 LibreOffice_project/2b840030fec2aae0fd2658d8d4f9548af4e3518d</meta:generator>
    <meta:editing-duration>PT20M7S</meta:editing-duration>
    <meta:editing-cycles>8</meta:editing-cycles>
    <meta:document-statistic meta:object-count="104"/>
    <meta:user-defined meta:name="category"/>
    <meta:user-defined meta:name="company">SPecialiST RePack</meta:user-defined>
    <meta:template xlink:type="simple" xlink:actuate="onRequest" xlink:title="Чертёж 2.104-2006.vst" xlink:href=""/>
  </office:meta>
</office:document-meta>
</file>